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Powtórka</text:span></text:p>
            <text:p><text:span text:style-name="T1">Podstawy, Funkcje, Tablic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ve Cook(d)ing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Nie wiem co z tego wyjdzie....</text:p>
            <text:p>i to jest najlepsze ;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astępne zajęci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26M1S</meta:editing-duration>
    <meta:editing-cycles>66</meta:editing-cycles>
    <meta:generator>LibreOffice/4.1.4.2$Windows_x86 LibreOffice_project/0a0440ccc0227ad9829de5f46be37cfb6edcf72</meta:generator>
    <dc:date>2016-03-04T18:25:47.167000000</dc:date>
    <meta:document-statistic meta:object-count="44"/>
  </office:meta>
</office:document-meta>
</file>